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289" officeooo:paragraph-rsid="001d528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sudo docker run --name teekay-mysql -e MYSQL_ROOT_PASSWORD=Solver@01 -d mysql/mysql-server:lates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9:07:34.003116612</meta:creation-date>
    <meta:generator>LibreOffice/5.1.6.2$Linux_X86_64 LibreOffice_project/10m0$Build-2</meta:generator>
    <dc:date>2017-08-30T19:09:17.853676985</dc:date>
    <meta:editing-duration>PT1M43S</meta:editing-duration>
    <meta:editing-cycles>2</meta:editing-cycles>
    <meta:document-statistic meta:table-count="0" meta:image-count="0" meta:object-count="0" meta:page-count="1" meta:paragraph-count="1" meta:word-count="11" meta:character-count="99" meta:non-whitespace-character-count="90"/>
  </office:meta>
</office:document-meta>
</file>